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5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3488" calcext:value-type="float">
            <text:p>49.2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1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4-02-1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3-11-2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3-08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3-06-0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3-01-2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2-10-3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2-08-0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2-04-0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2-01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1-10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1-07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1-04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1-02-0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0-12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0-10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0-05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0-03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20-02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9-11-0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9-07-2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9-04-2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8-12-1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8-08-1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8-03-0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7-11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7-08-1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6-11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6-08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6-06-1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6-03-2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5-11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5-07-1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5-04-2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5-02-0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4-10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4-07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4-05-0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4-01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3-11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3-07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3-04-0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3-02-1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2-10-0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2-07-0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2-04-2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2-01-1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1-10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1-07-1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1-04-0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1-01-1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0-10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0-07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0-04-2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10-01-1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9-10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9-06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9-04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9-02-0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8-10-0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8-07-0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8-04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8-01-3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7-11-0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7-08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7-06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7-04-1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6-12-1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6-08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6-05-0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6-01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5-10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5-07-1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5-05-1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5-01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4-11-0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4-07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4-04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4-01-1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3-10-2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3-07-1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3-04-0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3-01-1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2-10-0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2-07-1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2-04-1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2-01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1-10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1-07-1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1-04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1-01-1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0-10-1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0-08-1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0-06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200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7-03-1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6-10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6-09-1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08076425601</text:p>
          </table:table-cell>
          <table:table-cell office:value-type="string" calcext:value-type="string">
            <text:p>57J <text:s/>3 SOW 074</text:p>
          </table:table-cell>
          <table:table-cell office:value-type="string" calcext:value-type="string">
            <text:p>197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34" meta:object-count="0"/>
    <meta:user-defined meta:name="AppVersion">3.0</meta:user-defined>
  </office:meta>
</office:document-meta>
</file>